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05mm" fo:margin-left="32.39mm" table:align="left" style:writing-mode="lr-tb"/>
    </style:style>
    <style:style style:name="Table1.A" style:family="table-column">
      <style:table-column-properties style:column-width="93.2mm"/>
    </style:style>
    <style:style style:name="Table1.B" style:family="table-column">
      <style:table-column-properties style:column-width="4.36mm"/>
    </style:style>
    <style:style style:name="Table1.C" style:family="table-column">
      <style:table-column-properties style:column-width="29.49mm"/>
    </style:style>
    <style:style style:name="Table1.1" style:family="table-row">
      <style:table-row-properties style:row-height="36.39mm" fo:keep-together="auto"/>
    </style:style>
    <style:style style:name="Table1.A1" style:family="table-cell">
      <style:table-cell-properties style:vertical-align="middle"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1.2" style:family="table-row">
      <style:table-row-properties style:row-height="1.45mm" fo:keep-together="auto"/>
    </style:style>
    <style:style style:name="Table1.A2" style:family="table-cell">
      <style:table-cell-properties fo:padding="0mm" fo:border-left="0.6pt solid #000001" fo:border-right="0.6pt solid #000001" fo:border-top="0.6pt solid #000001" fo:border-bottom="none"/>
    </style:style>
    <style:style style:name="Table1.B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0.6pt solid #000001" fo:border-bottom="none"/>
    </style:style>
    <style:style style:name="Table2" style:family="table">
      <style:table-properties style:width="160.51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0.22mm" style:rel-column-width="4608*"/>
    </style:style>
    <style:style style:name="Table2.B" style:family="table-column">
      <style:table-column-properties style:column-width="80.29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letter-spacing="-0.07mm" style:text-scale="105%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1.5pt" fo:font-weight="bold" style:font-size-asian="11.5pt" style:font-weight-asian="bold" style:text-scale="105%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1.5pt" fo:letter-spacing="-0.56mm" fo:font-weight="bold" style:font-size-asian="11.5pt" style:font-weight-asian="bold" style:text-scale="105%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3pt" fo:font-weight="bold" style:font-size-asian="13pt" style:font-weight-asian="bold" style:text-scale="105%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28pt" fo:font-weight="bold" style:font-size-asian="28pt" style:font-weight-asian="bold" style:font-size-complex="28pt" style:text-scale="105%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26pt" fo:font-weight="bold" style:font-size-asian="26pt" style:font-weight-asian="bold" style:text-scale="105%"/>
    </style:style>
    <style:style style:name="P8" style:family="paragraph" style:parent-style-name="Standard">
      <style:text-properties fo:font-size="2pt" style:font-size-asian="2pt" style:font-size-complex="2pt"/>
    </style:style>
    <style:style style:name="P9" style:family="paragraph" style:parent-style-name="Standard">
      <style:paragraph-properties fo:margin-left="19.69mm" fo:margin-right="5.72mm" fo:margin-top="1.91mm" fo:margin-bottom="0mm" fo:text-indent="-8.89mm" style:auto-text-indent="false"/>
      <style:text-properties fo:color="#000000" style:font-name="Times New Roman" fo:font-size="11.5pt" fo:font-weight="bold" style:font-size-asian="11.5pt" style:font-weight-asian="bold" style:text-scale="105%"/>
    </style:style>
    <style:style style:name="P10" style:family="paragraph" style:parent-style-name="Standard">
      <style:paragraph-properties fo:margin-top="0mm" fo:margin-bottom="2.82mm" fo:line-height="0.35mm"/>
    </style:style>
    <style:style style:name="P11" style:family="paragraph" style:parent-style-name="Standard">
      <style:paragraph-properties fo:margin-left="1.27mm" fo:margin-right="0mm" fo:margin-top="8.26mm" fo:margin-bottom="0mm" fo:text-indent="0mm" style:auto-text-indent="false">
        <style:tab-stops>
          <style:tab-stop style:position="56.97mm" style:leader-style="dotted" style:leader-text="."/>
          <style:tab-stop style:position="111.27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.27mm" fo:margin-right="0mm" fo:margin-top="8.26mm" fo:margin-bottom="0mm" fo:text-indent="0mm" style:auto-text-indent="false">
        <style:tab-stops>
          <style:tab-stop style:position="88.14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.27mm" fo:margin-right="0mm" fo:margin-top="3.81mm" fo:margin-bottom="0mm" fo:line-height="85%" fo:text-indent="0mm" style:auto-text-indent="false">
        <style:tab-stops>
          <style:tab-stop style:position="88.9mm" style:type="right"/>
        </style:tab-stops>
      </style:paragraph-properties>
    </style:style>
    <style:style style:name="P14" style:family="paragraph" style:parent-style-name="Standard">
      <style:paragraph-properties fo:margin-left="1.27mm" fo:margin-right="0mm" fo:margin-top="0.64mm" fo:margin-bottom="0mm" fo:line-height="85%" fo:text-indent="0mm" style:auto-text-indent="false">
        <style:tab-stops>
          <style:tab-stop style:position="88.14mm" style:type="right"/>
        </style:tab-stops>
      </style:paragraph-properties>
    </style:style>
    <style:style style:name="P15" style:family="paragraph" style:parent-style-name="Standard">
      <style:paragraph-properties fo:margin-left="1.27mm" fo:margin-right="0mm" fo:margin-top="0mm" fo:margin-bottom="10.16mm" fo:text-indent="0mm" style:auto-text-indent="false">
        <style:tab-stops>
          <style:tab-stop style:position="73.48mm" style:leader-style="dotted" style:leader-text="."/>
          <style:tab-stop style:position="137.23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10.5pt" fo:letter-spacing="-0.11mm" style:font-size-asian="10.5pt" style:text-scale="110%"/>
    </style:style>
    <style:style style:name="P17" style:family="paragraph" style:parent-style-name="Standard">
      <style:paragraph-properties fo:margin-left="1.27mm" fo:margin-right="0mm" fo:margin-top="3.18mm" fo:margin-bottom="0mm" fo:text-indent="0mm" style:auto-text-indent="false"/>
      <style:text-properties fo:color="#000000" style:font-name="Times New Roman" fo:font-size="10.5pt" fo:letter-spacing="-0.11mm" style:font-size-asian="10.5pt" style:text-scale="110%"/>
    </style:style>
    <style:style style:name="P18" style:family="paragraph" style:parent-style-name="Standard">
      <style:paragraph-properties fo:margin-left="1.27mm" fo:margin-right="0mm" fo:margin-top="4.45mm" fo:margin-bottom="0mm" fo:line-height="85%" fo:text-indent="0mm" style:auto-text-indent="false"/>
      <style:text-properties fo:color="#000000" style:font-name="Times New Roman" fo:font-size="10.5pt" fo:letter-spacing="-0.07mm" style:font-size-asian="10.5pt" style:text-scale="110%"/>
    </style:style>
    <style:style style:name="P19" style:family="paragraph" style:parent-style-name="Standard">
      <style:paragraph-properties fo:margin-left="1.27mm" fo:margin-right="0mm" fo:margin-top="1.91mm" fo:margin-bottom="3.81mm" fo:text-indent="0mm" style:auto-text-indent="false"/>
      <style:text-properties fo:color="#000000" style:font-name="Times New Roman" fo:font-size="10.5pt" fo:letter-spacing="-0.25mm" style:font-size-asian="10.5pt" style:text-scale="110%"/>
    </style:style>
    <style:style style:name="P20" style:family="paragraph" style:parent-style-name="Standard">
      <style:paragraph-properties fo:margin-left="1.27mm" fo:margin-right="0mm" fo:margin-top="7.62mm" fo:margin-bottom="0mm" fo:text-indent="0mm" style:auto-text-indent="false">
        <style:tab-stops/>
      </style:paragraph-properties>
      <style:text-properties fo:color="#000000" style:font-name="Times New Roman" fo:font-size="9.5pt" style:font-size-asian="9.5pt" style:text-scale="110%"/>
    </style:style>
    <style:style style:name="P21" style:family="paragraph" style:parent-style-name="Standard">
      <style:paragraph-properties fo:margin-left="19.05mm" fo:margin-right="3.81mm" fo:margin-top="2.54mm" fo:margin-bottom="0mm" fo:text-align="justify" style:justify-single-word="false" fo:text-indent="-6.35mm" style:auto-text-indent="false"/>
    </style:style>
    <style:style style:name="P22" style:family="paragraph" style:parent-style-name="Standard">
      <style:paragraph-properties fo:margin-left="19.05mm" fo:margin-right="3.81mm" fo:margin-top="3.18mm" fo:margin-bottom="0mm" fo:text-align="justify" style:justify-single-word="false" fo:text-indent="-5.08mm" style:auto-text-indent="false"/>
    </style:style>
    <style:style style:name="P23" style:family="paragraph" style:parent-style-name="Standard">
      <style:paragraph-properties fo:margin-left="19.05mm" fo:margin-right="3.81mm" fo:margin-top="3.18mm" fo:margin-bottom="0mm" fo:text-align="justify" style:justify-single-word="false" fo:text-indent="0mm" style:auto-text-indent="false"/>
    </style:style>
    <style:style style:name="P24" style:family="paragraph" style:parent-style-name="Standard">
      <style:paragraph-properties fo:margin-left="0mm" fo:margin-right="7.62mm" fo:line-height="77%" fo:text-align="end" style:justify-single-word="false" fo:text-indent="0mm" style:auto-text-indent="false"/>
      <style:text-properties fo:color="#000000" style:font-name="Times New Roman" fo:font-size="9pt" fo:font-weight="bold" style:font-size-asian="9pt" style:font-weight-asian="bold" style:text-scale="110%"/>
    </style:style>
    <style:style style:name="P25" style:family="paragraph" style:parent-style-name="Standard">
      <style:paragraph-properties fo:margin-left="13.97mm" fo:margin-right="0mm" fo:margin-top="3.18mm" fo:margin-bottom="0mm" fo:text-indent="0mm" style:auto-text-indent="false"/>
      <style:text-properties fo:color="#000000" style:font-name="Times New Roman" fo:font-size="10.5pt" fo:letter-spacing="-0.14mm" style:font-size-asian="10.5pt" style:text-scale="110%"/>
    </style:style>
    <style:style style:name="P26" style:family="paragraph" style:parent-style-name="Standard">
      <style:paragraph-properties fo:margin-left="1.27mm" fo:margin-right="3.81mm" fo:margin-top="4.45mm" fo:margin-bottom="0mm" fo:line-height="200%" fo:text-indent="0mm" style:auto-text-indent="false">
        <style:tab-stops/>
      </style:paragraph-properties>
    </style:style>
    <style:style style:name="P2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3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5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6" style:family="paragraph" style:parent-style-name="Standard" style:master-page-name="Standard">
      <style:paragraph-properties fo:margin-top="0.05mm" fo:margin-bottom="0mm" fo:line-height="0.35mm" style:page-number="auto"/>
    </style:style>
    <style:style style:name="P3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9" style:family="paragraph" style:parent-style-name="Standard">
      <style:paragraph-properties fo:break-before="auto" fo:break-after="auto"/>
    </style:style>
    <style:style style:name="P4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4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font-name="Times New Roman" fo:letter-spacing="-0.11mm" style:text-scale="105%"/>
    </style:style>
    <style:style style:name="T2" style:family="text">
      <style:text-properties fo:color="#000000" style:font-name="Times New Roman" style:text-scale="105%"/>
    </style:style>
    <style:style style:name="T3" style:family="text">
      <style:text-properties fo:color="#000000" style:font-name="Times New Roman" fo:letter-spacing="-0.07mm" style:text-scale="105%"/>
    </style:style>
    <style:style style:name="T4" style:family="text">
      <style:text-properties fo:color="#000000" style:font-name="Times New Roman" fo:font-size="10.5pt" fo:letter-spacing="-0.11mm" style:font-size-asian="10.5pt" style:text-scale="110%"/>
    </style:style>
    <style:style style:name="T5" style:family="text">
      <style:text-properties fo:color="#000000" style:font-name="Times New Roman" fo:font-size="10.5pt" style:font-size-asian="10.5pt" style:text-scale="110%"/>
    </style:style>
    <style:style style:name="T6" style:family="text">
      <style:text-properties fo:color="#000000" style:font-name="Times New Roman" fo:font-size="10.5pt" fo:letter-spacing="-0.21mm" style:font-size-asian="10.5pt" style:text-scale="110%"/>
    </style:style>
    <style:style style:name="T7" style:family="text">
      <style:text-properties fo:color="#000000" style:font-name="Times New Roman" fo:font-size="10.5pt" fo:letter-spacing="0.07mm" style:font-size-asian="10.5pt" style:text-scale="110%"/>
    </style:style>
    <style:style style:name="T8" style:family="text">
      <style:text-properties fo:color="#000000" style:font-name="Times New Roman" fo:font-size="10.5pt" fo:letter-spacing="-0.18mm" style:font-size-asian="10.5pt" style:text-scale="110%"/>
    </style:style>
    <style:style style:name="T9" style:family="text">
      <style:text-properties fo:color="#000000" style:font-name="Times New Roman" fo:font-size="10.5pt" fo:letter-spacing="-0.14mm" style:font-size-asian="10.5pt" style:text-scale="110%"/>
    </style:style>
    <style:style style:name="T10" style:family="text">
      <style:text-properties fo:color="#000000" style:font-name="Times New Roman" fo:font-size="10.5pt" fo:letter-spacing="-0.02mm" style:font-size-asian="10.5pt" style:text-scale="110%"/>
    </style:style>
    <style:style style:name="T11" style:family="text">
      <style:text-properties fo:color="#000000" style:font-name="Times New Roman" fo:font-size="10.5pt" fo:letter-spacing="-0.16mm" style:font-size-asian="10.5pt" style:text-scale="110%"/>
    </style:style>
    <style:style style:name="T12" style:family="text">
      <style:text-properties fo:color="#000000" style:font-name="Times New Roman" fo:font-size="10.5pt" fo:letter-spacing="-0.23mm" style:font-size-asian="10.5pt" style:text-scale="110%"/>
    </style:style>
    <style:style style:name="T13" style:family="text">
      <style:text-properties fo:color="#000000" style:font-name="Times New Roman" fo:font-size="10.5pt" fo:letter-spacing="-0.12mm" style:font-size-asian="10.5pt" style:text-scale="110%"/>
    </style:style>
    <style:style style:name="T14" style:family="text">
      <style:text-properties fo:color="#000000" style:font-name="Times New Roman" fo:font-size="10.5pt" fo:letter-spacing="-0.07mm" style:font-size-asian="10.5pt" style:text-scale="110%"/>
    </style:style>
    <style:style style:name="T15" style:family="text">
      <style:text-properties fo:color="#000000" style:font-name="Times New Roman" fo:font-size="10.5pt" fo:letter-spacing="-0.28mm" style:font-size-asian="10.5pt" style:text-scale="110%"/>
    </style:style>
    <style:style style:name="T16" style:family="text">
      <style:text-properties fo:color="#000000" style:font-name="Times New Roman" fo:font-size="10.5pt" fo:letter-spacing="-0.25mm" style:font-size-asian="10.5pt" style:text-scale="110%"/>
    </style:style>
    <style:style style:name="T17" style:family="text">
      <style:text-properties fo:color="#000000" style:font-name="Times New Roman" fo:font-size="9.5pt" fo:letter-spacing="-0.25mm" style:font-size-asian="9.5pt" style:text-scale="110%"/>
    </style:style>
    <style:style style:name="T18" style:family="text">
      <style:text-properties fo:color="#000000" style:text-line-through-style="none" style:text-position="0% 100%" style:font-name="Times New Roman" fo:font-size="9.5pt" fo:letter-spacing="0.11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3" style:family="text">
      <style:text-properties style:text-line-through-style="none" style:text-position="0% 100%" fo:letter-spacing="0.11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T24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9.5pt" style:font-weight-complex="normal" style:text-scale="100%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2">(CHAPTER 50) <text:line-break/></text:span><text:span text:style-name="T3">SECTION 30 (4)(c)</text:span></text:p>
            <text:p text:style-name="P2"/>
            <text:p text:style-name="P3">STATUTORY DECLARATION BY </text:p>
            <text:p text:style-name="P4">DIRECTOR OR SECRETARY VERIFYING </text:p>
            <text:p text:style-name="P3">EXECUTION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5">FORM</text:p>
            <text:p text:style-name="P6">16B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7">16B</text:p>
          </table:table-cell>
        </table:table-row>
      </table:table>
      <text:p text:style-name="P10"/>
      <text:p text:style-name="P24">Folio No</text:p>
      <text:p text:style-name="P16">Name of Company: <text:span text:style-name="T23"><text:placeholder text:placeholder-type="text">&lt;o.name&gt;</text:placeholder></text:span></text:p>
      <text:p text:style-name="P17">Company No: <text:span text:style-name="T23"><text:placeholder text:placeholder-type="text">&lt;o.uen&gt;</text:placeholder></text:span></text:p>
      <text:p text:style-name="P20">I, <text:span text:style-name="T24"><text:placeholder text:placeholder-type="text">&lt;get_director1(o.id)['name']&gt;</text:placeholder></text:span>, of <text:span text:style-name="T24"><text:placeholder text:placeholder-type="text">&lt;get_partner_full_address(get_director1(o.id)['id'])&gt;</text:placeholder></text:span></text:p>
      <text:p text:style-name="P26"><text:span text:style-name="T17">*NRIC/Passport No: </text:span><text:span text:style-name="T18"><text:placeholder text:placeholder-type="text">&lt;get_director1(o.id)['nric']&gt;</text:placeholder></text:span><text:span text:style-name="T18"> </text:span><text:span text:style-name="T7">make </text:span><text:span text:style-name="T8">oath and say as follows:</text:span></text:p>
      <text:p text:style-name="P25">1 I am a *Director/Secretary of the abovenamed company.</text:p>
      <text:p text:style-name="P21"><text:span text:style-name="T10">2 The person(s) by whom or on whose behalf the Form 16A (Assent by members to </text:span><text:span text:style-name="T11">application to convert company to unlimited company) has been subscribed constitutes the </text:span><text:span text:style-name="T12">whole membership of the abovenamed company.</text:span></text:p>
      <text:p text:style-name="P22"><text:span text:style-name="T11">3 Where the aforesaid Form 16A has been signed by a person on behalf of the member, I have </text:span><text:span text:style-name="T13">taken all reasonable steps to satisfy myself that the person who signed the aforesaid Form </text:span><text:span text:style-name="T12">16A was lawfully empowered to do so.</text:span></text:p>
      <text:p text:style-name="P23"><text:span text:style-name="T8">And I make this solemn declaration by virtue of the provisions of the Oaths and Declarations </text:span><text:span text:style-name="T11">Act (Cap. 211), and subject to the penalties provided by that Act for the making of false </text:span><text:span text:style-name="T13">statements in statutory declarations, conscientiously believing the statements contained in </text:span><text:span text:style-name="T6">this declaration to be true in every particular.</text:span></text:p>
      <text:p text:style-name="P11"><text:span text:style-name="T4">Declared at <text:tab/></text:span><text:span text:style-name="T5">this <text:tab/>day of</text:span></text:p>
      <text:p text:style-name="P18">Before me -</text:p>
      <text:p text:style-name="P12"><text:span text:style-name="T9">Signature: <text:s/><text:tab/></text:span><text:span text:style-name="T8">Signature:</text:span></text:p>
      <text:p text:style-name="P13"><text:span text:style-name="T15">Name of<text:tab/> <text:s text:c="4"/></text:span><text:span text:style-name="T5">Name of</text:span></text:p>
      <text:p text:style-name="P14"><text:span text:style-name="T16">Commissioner<text:tab/></text:span><text:span text:style-name="T8">*Director/</text:span></text:p>
      <text:p text:style-name="P15"><text:span text:style-name="T4">for Oaths: <text:s/><text:tab/> </text:span><text:bookmark text:name="_GoBack"/><text:span text:style-name="T14">Secretary:<text:tab/></text:span></text:p>
      <text:p text:style-name="P19">* Delete where applic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<text:span text:style-name="T19">Lodged in the office of the Registrar of Companies &amp; </text:span><text:span text:style-name="T20">Businesses by</text:span></text:p>
            <text:p text:style-name="P30">Name:</text:p>
            <text:p text:style-name="P32">Address:</text:p>
            <text:p text:style-name="P33"><text:span text:style-name="T22">A/c No:<text:tab/></text:span><text:span text:style-name="T21">Tel No:</text:span></text:p>
            <text:p text:style-name="P34">Fax No: </text:p>
          </table:table-cell>
          <table:table-cell table:style-name="Table2.B1" office:value-type="string">
            <text:p text:style-name="P41">For Official Use</text:p>
            <text:p text:style-name="P29">________________________________________</text:p>
            <text:p text:style-name="P37">Date of Registration:</text:p>
            <text:p text:style-name="P38">Receipt No:</text:p>
            <text:p text:style-name="P31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4.15mm" fo:margin-bottom="6.14mm" fo:margin-left="27.57mm" fo:margin-right="27.82mm" style:writing-mode="lr-tb" style:layout-grid-color="#c0c0c0" style:layout-grid-lines="2591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3</meta:editing-cycles>
    <meta:creation-date>2015-12-16T04:56:00</meta:creation-date>
    <dc:date>2016-01-13T13:39:13</dc:date>
    <meta:editing-duration>PT1M37S</meta:editing-duration>
    <meta:generator>LibreOffice/3.5$Linux_X86_64 LibreOffice_project/350m1$Build-2</meta:generator>
    <meta:document-statistic meta:table-count="2" meta:image-count="0" meta:object-count="0" meta:page-count="1" meta:paragraph-count="33" meta:word-count="230" meta:character-count="1505" meta:non-whitespace-character-count="12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